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officeooo:rsid="0013e39f" officeooo:paragraph-rsid="0013e39f" style:font-size-asian="16pt" style:font-size-complex="16pt"/>
    </style:style>
    <style:style style:name="P5" style:family="paragraph" style:parent-style-name="Standard">
      <style:text-properties style:font-name="Courier" fo:font-size="16pt" fo:font-style="italic" officeooo:rsid="0013e39f" officeooo:paragraph-rsid="0013e39f" style:font-size-asian="16pt" style:font-style-asian="italic" style:font-size-complex="16pt" style:font-style-complex="italic"/>
    </style:style>
    <style:style style:name="P6" style:family="paragraph" style:parent-style-name="Standard">
      <style:text-properties style:font-name="Courier" fo:font-size="20pt" officeooo:rsid="0013e39f" officeooo:paragraph-rsid="0013e39f" style:font-size-asian="20pt" style:font-size-complex="20pt"/>
    </style:style>
    <style:style style:name="T1" style:family="text">
      <style:text-properties officeooo:rsid="0013e39f"/>
    </style:style>
    <style:style style:name="T2" style:family="text">
      <style:text-properties style:text-position="super 58%" officeooo:rsid="0013e39f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hold, What Love!</text:p>
      <text:p text:style-name="P1"/>
      <text:p text:style-name="P4">Behold, what love, what boundless love,</text:p>
      <text:p text:style-name="P4">The Father hath bestowed</text:p>
      <text:p text:style-name="P4">On sinners lost, that we should be,</text:p>
      <text:p text:style-name="P4">Now called the sons of God!</text:p>
      <text:p text:style-name="P4"/>
      <text:p text:style-name="P4">No longer far from Him, but now</text:p>
      <text:p text:style-name="P4">By “precious blood” made nigh;</text:p>
      <text:p text:style-name="P4">Accepted in the “Well-beloved,”</text:p>
      <text:p text:style-name="P4">Near to God’s heart we lie.</text:p>
      <text:p text:style-name="P4"/>
      <text:p text:style-name="P4">What we in glory soon shall be,</text:p>
      <text:p text:style-name="P4">It doth not yet appear;</text:p>
      <text:p text:style-name="P4">But when our precious Lord we see,</text:p>
      <text:p text:style-name="P4">We shall His image bear.</text:p>
      <text:p text:style-name="P4"/>
      <text:p text:style-name="P4">With such a blessed hope in view,</text:p>
      <text:p text:style-name="P4">We would more holy be,</text:p>
      <text:p text:style-name="P4">More like our risen, glorious Lord,</text:p>
      <text:p text:style-name="P4">Whose face we soon shall see.</text:p>
      <text:p text:style-name="P2"/>
      <text:p text:style-name="P5">Refrain</text:p>
      <text:p text:style-name="P5"/>
      <text:p text:style-name="P5">Behold, what manner of love!</text:p>
      <text:p text:style-name="P5">What manner of love the Father hath bestowed on us,</text:p>
      <text:p text:style-name="P5">That we, that we should be called,</text:p>
      <text:p text:style-name="P5">Should be called the sons of God.</text:p>
      <text:p text:style-name="P2"/>
      <text:p text:style-name="P2"/>
      <text:p text:style-name="P2">Composer: <text:span text:style-name="T1">James McGranahan, 1840-1907</text:span></text:p>
      <text:p text:style-name="P2">Lyricist: <text:span text:style-name="T1">Robert Boswell, 19</text:span><text:span text:style-name="T2">th</text:span><text:span text:style-name="T1"> century</text:span></text:p>
      <text:p text:style-name="P2"/>
      <text:p text:style-name="P2"/>
      <text:p text:style-name="P4">Hymns of Truth and Praise 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17:35.615250743</meta:creation-date>
    <meta:editing-duration>PT10M8S</meta:editing-duration>
    <meta:editing-cycles>2</meta:editing-cycles>
    <meta:generator>LibreOffice/6.2.8.2$MacOSX_X86_64 LibreOffice_project/f82ddfca21ebc1e222a662a32b25c0c9d20169ee</meta:generator>
    <dc:title>TubaHymn</dc:title>
    <dc:date>2020-05-09T09:27:40.999395541</dc:date>
    <meta:document-statistic meta:table-count="0" meta:image-count="0" meta:object-count="0" meta:page-count="1" meta:paragraph-count="25" meta:word-count="141" meta:character-count="749" meta:non-whitespace-character-count="633"/>
    <meta:template xlink:type="simple" xlink:actuate="onRequest" xlink:title="TubaHymn" xlink:href="../../../../../Library/Application%20Support/LibreOffice/4/user/template/TubaHymn1.ott" meta:date="2020-05-09T09:17:33.151640308"/>
  </office:meta>
</office:document-meta>
</file>